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39108" officeooo:paragraph-rsid="0003910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39108" officeooo:paragraph-rsid="0003910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710fb" officeooo:paragraph-rsid="000710f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9c364" officeooo:paragraph-rsid="0009c364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6a763" officeooo:paragraph-rsid="0006a76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7585a" officeooo:paragraph-rsid="0007585a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39108" officeooo:paragraph-rsid="0003910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4ed09" officeooo:paragraph-rsid="0004ed0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4ed09" officeooo:paragraph-rsid="0006a76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4ed09" officeooo:paragraph-rsid="000710fb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6a763" officeooo:paragraph-rsid="0004ed0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6a763" officeooo:paragraph-rsid="0006a76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710fb" officeooo:paragraph-rsid="000710f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7585a" officeooo:paragraph-rsid="0007585a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7cf6e" officeooo:paragraph-rsid="0007cf6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9c364" officeooo:paragraph-rsid="0009c364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b4f14" officeooo:paragraph-rsid="000b4f1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bbc1c" officeooo:paragraph-rsid="000bbc1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5pt" fo:font-weight="bold" officeooo:rsid="00039108" officeooo:paragraph-rsid="00039108" style:font-size-asian="15pt" style:font-weight-asian="bold" style:font-size-complex="15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5pt" fo:font-weight="bold" officeooo:rsid="000710fb" officeooo:paragraph-rsid="000710fb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5pt" fo:font-weight="bold" officeooo:rsid="0007cf6e" officeooo:paragraph-rsid="0007cf6e" style:font-size-asian="15pt" style:font-weight-asian="bold" style:font-size-complex="15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5pt" fo:font-weight="bold" officeooo:rsid="0009c364" officeooo:paragraph-rsid="0009c364" style:font-size-asian="15pt" style:font-weight-asian="bold" style:font-size-complex="15pt" style:font-weight-complex="bold"/>
    </style:style>
    <style:style style:name="T1" style:family="text">
      <style:text-properties officeooo:rsid="0004ed09"/>
    </style:style>
    <style:style style:name="T2" style:family="text">
      <style:text-properties officeooo:rsid="0006a763"/>
    </style:style>
    <style:style style:name="T3" style:family="text">
      <style:text-properties officeooo:rsid="0007585a"/>
    </style:style>
    <style:style style:name="T4" style:family="text">
      <style:text-properties officeooo:rsid="0009c364"/>
    </style:style>
    <style:style style:name="T5" style:family="text">
      <style:text-properties officeooo:rsid="000c94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ávrh testování pro semestrální projekt v předmětu KIV/ZSWI</text:p>
      <text:p text:style-name="P2"/>
      <text:p text:style-name="P2">Vypracoval: Lukáš Hruda<text:tab/><text:tab/>Dne: 12. 4. 2015</text:p>
      <text:p text:style-name="P2"/>
      <text:p text:style-name="P2"/>
      <text:p text:style-name="P19">1. Přepočet jednotek</text:p>
      <text:p text:style-name="P2"/>
      <text:p text:style-name="P2">1.1 <text:span text:style-name="T1">Přepočet jednotek v rámci nastavování prokládacích parametrů</text:span></text:p>
      <text:p text:style-name="P7"/>
      <text:p text:style-name="P8">Účel testu: zkontrolovat, zda při přenastavení délkových jednotek nebo jednotek rozlišení, se správně provede přepočet již nastavených hodnot z původních jednotek na nově nastavené</text:p>
      <text:p text:style-name="P8"/>
      <text:p text:style-name="P8">Průběh testu: nastavit libovolné hodnoty do všech vstupních komponent (šířka, výška, rozlišení, hustota čoček, šířka rámečku s <text:span text:style-name="T3">pasovacími značkami</text:span>, odsazení) a vyzkoušet prostřednictvím nastavení aplikace převod mezi všemi dvojicemi jednotek:<text:line-break/>cm -&gt; mm</text:p>
      <text:p text:style-name="P8">cm -&gt; palce</text:p>
      <text:p text:style-name="P8">mm -&gt; cm</text:p>
      <text:p text:style-name="P8">mm -&gt; palce</text:p>
      <text:p text:style-name="P8">palce -&gt; cm</text:p>
      <text:p text:style-name="P8">palce -&gt; mm</text:p>
      <text:p text:style-name="P8">DPI a LPI -&gt; DPCM a LPCM</text:p>
      <text:p text:style-name="P8">DPCM a LPCM -&gt; DPI a LPI</text:p>
      <text:p text:style-name="P8">kontrola bude provedena ručním výpočtem na kalkulačce, <text:span text:style-name="T2">pro každý převod bude vyzkoušeno několik náhodně zvolených hodnot</text:span></text:p>
      <text:p text:style-name="P8"/>
      <text:p text:style-name="P17">Provede: Štěpán Baratta, <text:span text:style-name="T5">Tomáš Matějka</text:span></text:p>
      <text:p text:style-name="P11"/>
      <text:p text:style-name="P5">1.2 Přepočet jednotek pro proces prokládání</text:p>
      <text:p text:style-name="P12"/>
      <text:p text:style-name="P12">Účel testu: zkontrolovat, zda se při procesu proložení všechny nastavené hodnoty správně přepočítají na jednotky, ve kterých proces s hodnotami počítá (palce).</text:p>
      <text:p text:style-name="P12"/>
      <text:p text:style-name="P12">Průběh testu: nastavit libovolné, rozumné hodnoty do všech vstupních kompomnent a pro všechny délkové jednotky a jednotky rozlišení vytvořit výstupní obrázek, u něj pak zkontrolovat, zda má očekávané rozměry v pixelech</text:p>
      <text:p text:style-name="P9">kontrola bude provedena ručním výpočtem na kalkulačce</text:p>
      <text:p text:style-name="P9"/>
      <text:p text:style-name="P17">Provede: Jan Albl</text:p>
      <text:p text:style-name="P12"/>
      <text:p text:style-name="P5">1.3 Přepočet jednotek při načtení obrázku</text:p>
      <text:p text:style-name="P12"/>
      <text:p text:style-name="P12">Účel testu: zkontrolovat, zda při načtení obrázku se správně nastaví výchozí rozměry a to jak pro obrázky, jejichž rozlišení je v nich uloženo v DPI, tak pro ty, které mají rozlišení v DPCM</text:p>
      <text:p text:style-name="P12"/>
      <text:p text:style-name="P13">Průběh testu: načíst několik různých obrázků s rozlišením v DPI i v DPCM, při nastavených různých délkových jednotkách a zkontrolovat, zda jsou vypočtené přednastavené rozměry správné</text:p>
      <text:p text:style-name="P10">kontrola bude provedena ručním výpočtem na kalkulačce</text:p>
      <text:p text:style-name="P10"/>
      <text:p text:style-name="P17">Provede: Lukáš Hruda</text:p>
      <text:p text:style-name="P10"><text:soft-page-break/></text:p>
      <text:p text:style-name="P13"/>
      <text:p text:style-name="P13"/>
      <text:p text:style-name="P20">2. Tvorba výstupního obrázku</text:p>
      <text:p text:style-name="P13"/>
      <text:p text:style-name="P3">2.1 Finální převzorkování</text:p>
      <text:p text:style-name="P13"/>
      <text:p text:style-name="P13">Účel testu: zkontrolovat, zda rozložení sloupečků (resp. řádků) pro jednotlivé lentikule odpovídá zadaným parametrům prokládání</text:p>
      <text:p text:style-name="P13"/>
      <text:p text:style-name="P13">Průběh testu:</text:p>
      <text:p text:style-name="P13">a) vytvořit výstupní obrázek se zadanými parametry naší aplikací s pasovacími značkami</text:p>
      <text:p text:style-name="P13">b) vytvořit programem PitchTest jeden řádek čar pro zadané DPI a LPI</text:p>
      <text:p text:style-name="P13">c) porovnat oba <text:span text:style-name="T3">obrázky</text:span> v nějakém editoru (např. MSPaint) a zkontrolovat, zda se pasovací značky našeho výstupu nerozchází se vzorovým pitch testem o více než 1, maximálně 2 pixely</text:p>
      <text:p text:style-name="P13"/>
      <text:p text:style-name="P17">Provede: Lukáš Hruda</text:p>
      <text:p text:style-name="P13"/>
      <text:p text:style-name="P6">2.2 Pasovací značky</text:p>
      <text:p text:style-name="P14"/>
      <text:p text:style-name="P15">Účel testu: zkontrolovat, zda podoba pasovacích značek odpovídá jejich nastavení</text:p>
      <text:p text:style-name="P15"/>
      <text:p text:style-name="P15">Průběh testu: vytvořit několik výstupních obrázků z různých vstupů s různým nastavením všech prokládacích parametrů a parametrů pasovacích značek a zkontrolovat, zda sedí rozměry odsazení a šířky rámečku s pasovacími značkami (alespoň přibližně), tloušťka čar, jejich barva a barva pozadí, zároveň zkontrolovat, že při vykreslení čar nevznikne nikde žádná vizuální chyba (alespoň žádná znatelná)</text:p>
      <text:p text:style-name="P15"/>
      <text:p text:style-name="P17">Provede: Jan Albl</text:p>
      <text:p text:style-name="P15"/>
      <text:p text:style-name="P15"/>
      <text:p text:style-name="P21">3. Chybové stavy</text:p>
      <text:p text:style-name="P15"/>
      <text:p text:style-name="P15">Účel testu: <text:span text:style-name="T4">zkontrolovat, zda aplikace správně reaguje na všechny chybové stavy a nespadne bez udání důvodu</text:span></text:p>
      <text:p text:style-name="P15"/>
      <text:p text:style-name="P16">Průběh testu: podstrčit aplikaci všechny možné chybové stavy (neexistující vstupní obrázek, chybný formát vstupního obrázku, chybně nastavené parametry – např. nulová velikost...) a zkontrolovat, zda aplikace na všechny reaguje adekvátní chybovou hláškou</text:p>
      <text:p text:style-name="P16"/>
      <text:p text:style-name="P18">Provede: Tomáš Matějka</text:p>
      <text:p text:style-name="P16"/>
      <text:p text:style-name="P16"/>
      <text:p text:style-name="P22">4. Lokalizace</text:p>
      <text:p text:style-name="P4"/>
      <text:p text:style-name="P16">Účel testu: zkontrolovat, zda je plně funkční nastavení lokazice aplikace jak pro Čj tak pro Aj</text:p>
      <text:p text:style-name="P16"/>
      <text:p text:style-name="P16">Průběh testu: vyzkoušet změnu lokalizace z Čj na Aj a z Aj na Čj a důkladně prohlédnout celou aplikaci a zkontrolovat, zda se všechny texty (včetně chybových hlášek) správně mění podle lokalizace</text:p>
      <text:p text:style-name="P16"/>
      <text:p text:style-name="P17">Provede: Štěpán Barat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6M56S</meta:editing-duration>
    <meta:editing-cycles>12</meta:editing-cycles>
    <meta:generator>LibreOffice/4.3.2.2$Windows_x86 LibreOffice_project/edfb5295ba211bd31ad47d0bad0118690f76407d</meta:generator>
    <dc:date>2015-04-12T16:59:43.129000000</dc:date>
    <meta:document-statistic meta:table-count="0" meta:image-count="0" meta:object-count="0" meta:page-count="2" meta:paragraph-count="45" meta:word-count="533" meta:character-count="3632" meta:non-whitespace-character-count="3142"/>
    <meta:user-defined meta:name="Info 1"/>
    <meta:user-defined meta:name="Info 2"/>
    <meta:user-defined meta:name="Info 3"/>
    <meta:user-defined meta:name="Info 4"/>
  </office:meta>
</office:document-meta>
</file>